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0.10.30   |   <text:a xlink:type="simple" xlink:href="http://palinfo.habago.org/Entry?Command=Information_PrintForum#FORUM40407"><text:span text:style-name="T1">#</text:span></text:a></text:p>
      <text:p text:style-name="P2">儒林拉屎</text:p>
      <text:p text:style-name="P2"/>
      <text:p text:style-name="P2">陳真</text:p>
      <text:p text:style-name="P2"/>
      <text:p text:style-name="P2">連文山在南方電子報有一篇「儒林外史」，批評各種學界怪象，我這篇「儒林拉屎」算是狗尾續貂。</text:p>
      <text:p text:style-name="P2"/>
      <text:p text:style-name="P2">要談學界拉了什麼屎，其實等於是要談台灣社會得了什麼病。記得抗日志士蔣渭水有一篇文章叫「臨床講義」之類，認為台灣社會諸多問題根源在於「缺乏知識」，於是，「台灣文化協會」在各地成立了許多「讀報社」，除了閱讀報刊，也舉辦許多演講以及生動活潑的各種文化活動，比如放映電影，並有專人一邊解說劇情。</text:p>
      <text:p text:style-name="P2"/>
      <text:p text:style-name="P2">這些努力, 當然取得了相當大的成果，但是，我總感覺，蔣渭水的這帖「處方」，仍然只是治標不治本的一種「症狀治療」，而沒有對症下藥，因為病人至今仍然拉著稀屎，氣如游絲，似乎沒有好轉的跡象。</text:p>
      <text:p text:style-name="P2"/>
      <text:p text:style-name="P2">要下處方，當然得先弄清楚病人得了什麼病。我雖然沒有辦法提供「處方」，卻有相當把握的「診斷」。我感覺台灣社會並不是病在知識不夠或資訊不足，而是病在重視「外在眼前歡」多於「內在愉悅」，視「自我天性」如無物。也許可以說是一種「缺乏自信」的「自卑病」吧。而且，這種「流行病」，顯然是有「傳染性」，跟瘟疫一樣。</text:p>
      <text:p text:style-name="P2"/>
      <text:p text:style-name="P2">這病的典型症狀是﹕東一個流行，西一個流行。人家馬克思，我也就跟著馬克思個不停；別人孔恩，我也就整天跟著不知所云地典範典範；基因這麼紅，我最好也趕緊來基因一下；大家都留學，我豈能不留；歌劇這麼高尚，再貴也要去聽一下，什麼？！好不好聽？當然好聽！我敢說難聽或聽不懂嗎！？</text:p>
      <text:p text:style-name="P2"/>
      <text:p text:style-name="P2">一味趕流行的結果，最重要的「自己」，當然就不見了。所謂「知識份子」、「文化菁英」等等，就像一堆壞掉、會跳針的唱盤似的。一窩蜂、人云亦云的結果，雖然「製造」了可觀的論文「業績」，以及世界名列前矛的博士人口比率，拉出來的，仍然不是黃金，而只是一堆屎。</text:p>
      <text:p text:style-name="P2"/>
      <text:p text:style-name="P2">何以致之？也許，我們誤解了某些事物的本質。簡單說﹕學術跟藝術一樣，都不是「製造業」。如果你沒有那個衝動和適當機會，就不要去動筆，寧可讓業績掛零。它的優良產品，無法透過一定的製造程序而刻意產生，因為它的生產動力不是與它不相干的鈔票或職位或名聲或學位，而是強烈的內在「衝動」（urge）。</text:p>
      <text:p text:style-name="P2"/>
      <text:p text:style-name="P2">「重視自己」和「重視流行」是完全不搭調的兩碼子事，你只能從一而終，而不可能兩個都要。很難想像一個老是言不由衷、一味跟著流行走的冰涼社會，能有什麼熾熱如燄的思想、科學成就或藝術文化。</text:p>
      <text:p text:style-name="P2"/>
      <text:p text:style-name="P2">沒有了「自己」，當然也不可能有「別人」，大家面目模糊了，這下可好，你儂我儂，全大一統了！「統」在東一個西一個「流行」底下。很多人喜歡有模有樣地說台灣已經邁向一個「多元化」的社會，聞之令人痛苦不堪，因為我實在看不出來「多元」在哪裡？有啦！歧視人的方式很「多元」，連雞毛蒜皮的事都能拿出來比一比、炫一炫。</text:p>
      <text:p text:style-name="P2"/>
      <text:p text:style-name="P2">沒有了「自己」，也沒有了「別人」，那麼，所謂「討論」，其實也就毫無意義。時下所謂「討論」，除了言不及義互相吹捧或打情罵俏外，往往只是在炫耀他多麼會背課文（而且最好大家都聽不懂），而從來沒有「自己」的想法。別人就別人，動不動就要來個什麼「他者」，吃人夠夠就吃人夠夠，卻偏要說什麼「霸權宰制」，某件事的來龍去脈就來龍去脈，硬要說什麼「文本」，平常的時候就平常的時候，卻要扯到根本不相干的什麼「常態科學時期」，好像很怕人家說他學問不好似的，真是一點創意和誠意都沒有。</text:p>
      <text:p text:style-name="P2"/>
      <text:p text:style-name="P2">聽久了這些流行的口頭禪，實在很厭煩。如果金氏記錄有「吊書袋」一項，那麼，台灣社會必然當之無愧。如果要解構起來，根據超結構階級動力學派大師陳阿正叫獸論述指出，這恐怕是出於缺乏自信的某種典範症狀轉化潛移蘊釀而成，因此必須透過反向辯證高階交叉論述，才能顛覆之。</text:p>
      <text:p text:style-name="P2"/>
      <text:p text:style-name="P2">「吊書袋」，當然也不一定是什麼大問題，可是，「我快餓死了！」硬要說成「吾枵腹將斃矣！」，不會聽了難受嗎？！更糟糕的是，書袋總是七拼八湊、亂吊一通，不知所云。</text:p>
      <text:p text:style-name="P2"/>
      <text:p text:style-name="P2">我們總是以為別人如果聽不懂，那就表示自己很厲害。其實，要讓人家聽不懂，有什麼難呢？任何人隨便說點他的知識範圍內的術語，又有幾人能懂？比如，幾個人懂得“family-resemblance”？懂得“hypothetical imperative”？懂得“universal grammar”？懂得“private language”？懂得“1顆bid”？懂得 “prn”、“NPO”、“hs”等等等？即使是同領域，要讓別人聽不懂，也是一點困難都沒有，不是嗎？可是，如果故意要讓別人聽不懂，那又何必討論？討論，不就是要盡量想辦法讓別人聽得懂「你」在想什麼嗎？！討論，如果只是要比賽背課文能力，那應該派電腦來比才對。</text:p>
      <text:p text:style-name="P2"/>
      <text:p text:style-name="P2">一個沒有真誠討論風氣的社會，會是個什麼樣的社會呢？一個輕忽討論的學界，就像一座禁止禱告的教堂，哪有可能有什麼神奇的靈光一現！？</text:p>
      <text:p text:style-name="P2"/>
      <text:p text:style-name="P2">老實說, 一般而言，我挺害怕跟學界的人談什麼學術的，越是「名校」越可怕，動不動就什麼「主義」、「學派」的出籠,好像他自己一點看法都沒有似的;就好像我也挺害怕跟喜歡「趕場」國際影展的人談電影一樣，那真是太褻瀆神明了。看他們那種談論事情的樣子，無血無淚、人云亦云的一副吃飼料長大的飼料雞模樣，對我而言，真是一種「心靈刑求」。我寧願看到世上壞事橫行、血流成河，也不想看到這等猥瑣事。因為，真誠地幹壞事，終究有真誠地洗手不幹的一天，一點都不會傷害到這個社會的靈魂。就好比說，有再多希特勒，也不會使德國變成一個猥瑣窩囊的國家。但是，糊里糊塗地跟著流行走，聞掌聲和金錢味前進，哪兒有鎂光燈眼睛就往哪兒擺，傻不雞雞的卻自以為很有才華、很有成就，那麼，我們就永遠只能在原地踏步，只能不斷地感嘆「我們的社會病了」。</text:p>
      <text:p text:style-name="P2"/>
      <text:p text:style-name="P2">有件事使我印象很深刻，達賴喇嘛說，西藏的教育或喇嘛的養成只有幾個基本科目，其中一個是邏輯，一個是辯論，往往耗費十幾年光陰在這上面，訓練一個人如何為自己的思想辯護。印象中頗具神祕道德感、重個人修為的佛教社會，會這麼重視這些「生冷無情」的東西，重視人際思想的互動，使我頗感意外而且心有戚戚。也許，這樣的教育，反而比較能讓我們「找到自己」和明白「真理」是怎麼一回事吧！---如果我們真的那麼在乎「真理」的話。</text:p>
      <text:p text:style-name="P2"/>
      <text:p text:style-name="P2">重視自己的天性、強調真誠和熱情當然不保證一定會有所「成就」，但是，這是許多美妙的東西生長所必需的「土壤」。任何思想，就像一棵正常的植物，不是「傑克的碗豆」、夜裏一下冒出來，它得有一大片適當的土壤，經過很長的時日才行。台灣這種重視眼前歡、一味講實用比業績比時髦的社會，看來只有搖錢樹能活，而不會有鳥語花香，因為那些東西統統都沒有「用」。</text:p>
      <text:p text:style-name="P2"/>
      <text:p text:style-name="P2">維根斯坦有段話，在我腦海迴響了大約已經有一千多萬次。他說﹕“…my thoughts were soon crippled if I tried to force them on in any single direction against their natural inclination.”（意思是說﹕如果我違反我的思想的自然傾向，而硬要強迫它往某一個方向走，它馬上就會翹辮子。）每當我感到一種無藥可救的孤單，我就用這些話來勉勵自己。</text:p>
      <text:p text:style-name="P2"/>
      <text:p text:style-name="P2">也許我們都不夠長壽，無法看到自己栽的種子有朝一日茁壯成樹，但那又何妨？！將來成不成樹或有沒有當下成就，實際上都不是我們該關心的，我們只要關心「自己」就好了，至於身後事或眼前歡什麼的，就管它娘了。</text:p>
      <text:p text:style-name="P2"/>
      <text:p text:style-name="P2">30 Oct 2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